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the 1<text:span text:style-name="T1">st</text:span> meeting</text:p>
      <text:p text:style-name="P1"/>
      <text:p text:style-name="P2">In this first meeting, we talk with the client about the choice we made about our subject. She thinks it was an original an interesting idea because of the possibilities we had with the choice of activities.</text:p>
      <text:p text:style-name="P2">We talked about the activities we planned to do, and it seemed that all were fine.</text:p>
      <text:p text:style-name="P2"/>
      <text:p text:style-name="P2"/>
      <text:p text:style-name="P1">Minutes of the 2<text:span text:style-name="T1">nd</text:span> meeting</text:p>
      <text:p text:style-name="P2"/>
      <text:p text:style-name="P2">We talked with the client about the progress we made since the last time we met. The client didn't make us special remark about our work, she seemed to think it was f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Tourbot</meta:initial-creator>
    <meta:creation-date>2011-05-15T21:24:26.25</meta:creation-date>
    <dc:date>2011-05-15T21:33:25.27</dc:date>
    <dc:creator>Julien Tourbot</dc:creator>
    <meta:editing-duration>PT00H08M59S</meta:editing-duration>
    <meta:editing-cycles>2</meta:editing-cycles>
    <meta:generator>OpenOffice.org/3.1$Win32 OpenOffice.org_project/310m11$Build-9399</meta:generator>
    <meta:document-statistic meta:table-count="0" meta:image-count="0" meta:object-count="0" meta:page-count="1" meta:paragraph-count="5" meta:word-count="96" meta:character-count="511"/>
  </office:meta>
</office:document-meta>
</file>